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8" style:family="table-cell" style:parent-style-name="Default" style:data-style-name="N100">
      <style:table-cell-properties fo:background-color="#7ffe00"/>
    </style:style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table:style-name="Default"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6:02:14.4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6T16:03:54.528000000</dc:date>
    <meta:editing-duration>P2DT21H17M20S</meta:editing-duration>
    <meta:editing-cycles>1108</meta:editing-cycles>
    <meta:document-statistic meta:table-count="2" meta:cell-count="5005" meta:object-count="0"/>
  </office:meta>
</office:document-meta>
</file>